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379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4" table:number-columns-repeated="6" table:default-cell-style-name="Default"/>
        <table:table-column table:style-name="co7" table:number-columns-repeated="40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7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7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7"/>
          <table:table-cell table:style-name="ce8" office:value-type="string" calcext:value-type="string" table:number-columns-spanned="1" table:number-rows-spanned="3">
            <office:annotation draw:style-name="gr1" draw:text-style-name="P2" svg:width="8.012cm" svg:height="1.005cm" svg:x="36.156cm" svg:y="0.053cm" draw:caption-point-x="20.333cm" draw:caption-point-y="-0.043cm">
              <dc:date>2020-11-06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8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2">
            <office:annotation draw:style-name="gr2" draw:text-style-name="P2" svg:width="8.32cm" svg:height="1.137cm" svg:x="21.9cm" svg:y="0.132cm" draw:caption-point-x="20.141cm" draw:caption-point-y="0.274cm">
              <dc:date>2020-11-06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8" office:value-type="string" calcext:value-type="string" table:number-columns-spanned="1" table:number-rows-spanned="2">
            <office:annotation draw:style-name="gr3" draw:text-style-name="P2" svg:width="8.449cm" svg:height="1.031cm" svg:x="24.282cm" svg:y="0.132cm" draw:caption-point-x="20.279cm" draw:caption-point-y="0.274cm">
              <dc:date>2020-11-06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8" office:value-type="string" calcext:value-type="string" table:number-columns-spanned="1" table:number-rows-spanned="2">
            <office:annotation draw:style-name="gr4" draw:text-style-name="P2" svg:width="8.547cm" svg:height="0.74cm" svg:x="26.108cm" svg:y="0.132cm" draw:caption-point-x="20.385cm" draw:caption-point-y="0.274cm">
              <dc:date>2020-11-06T00:00:00</dc:date>
              <text:p text:style-name="P1"><text:span text:style-name="T1">9 Total dos rendimentos brutos pagos no mês.</text:span></text:p>
            </office:annotation>
            <text:p>Total de Rendimentos Brutos<text:span text:style-name="T4">9</text:span></text:p>
          </table:table-cell>
          <table:table-cell table:style-name="ce8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office:annotation draw:style-name="gr5" draw:text-style-name="P2" svg:width="6.549cm" svg:height="0.634cm" svg:x="34.364cm" svg:y="0.132cm" draw:caption-point-x="20.333cm" draw:caption-point-y="0.274cm">
              <dc:date>2020-11-06T00:00:00</dc:date>
              <text:p text:style-name="P1"><text:span text:style-name="T1">13 Total dos Descontos efetuados no mês.</text:span></text:p>
            </office:annotation>
            <text:p>Total de Descontos<text:span text:style-name="T4">13</text:span></text:p>
          </table:table-cell>
          <table:covered-table-cell table:style-name="ce8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5cm" svg:height="1.694cm" svg:x="9.171cm" svg:y="0.528cm" draw:caption-point-x="20.272cm" draw:caption-point-y="0.275cm">
              <dc:date>2020-11-06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4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5cm" svg:y="0.528cm" draw:caption-point-x="19.963cm" draw:caption-point-y="0.275cm">
              <dc:date>2020-11-06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9cm" svg:y="0.528cm" draw:caption-point-x="20.061cm" draw:caption-point-y="0.275cm">
              <dc:date>2020-11-06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92cm" svg:y="0.528cm" draw:caption-point-x="20.16cm" draw:caption-point-y="0.275cm">
              <dc:date>2020-11-06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7cm" svg:y="0.528cm" draw:caption-point-x="19.892cm" draw:caption-point-y="0.275cm">
              <dc:date>2020-11-06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4">5</text:span></text:p>
          </table:table-cell>
          <table:table-cell table:style-name="ce1" office:value-type="string" calcext:value-type="string">
            <office:annotation draw:style-name="gr10" draw:text-style-name="P2" svg:width="8.211cm" svg:height="2.144cm" svg:x="19.598cm" svg:y="0.528cm" draw:caption-point-x="20.008cm" draw:caption-point-y="0.275cm">
              <dc:date>2020-11-06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8"/>
          <table:table-cell table:style-name="ce1" office:value-type="string" calcext:value-type="string">
            <office:annotation draw:style-name="gr7" draw:text-style-name="P2" svg:width="8.082cm" svg:height="1.403cm" svg:x="28.92cm" svg:y="0.528cm" draw:caption-point-x="19.952cm" draw:caption-point-y="0.275cm">
              <dc:date>2020-11-06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1" office:value-type="string" calcext:value-type="string">
            <office:annotation draw:style-name="gr11" draw:text-style-name="P2" svg:width="4.964cm" svg:height="0.635cm" svg:x="30.247cm" svg:y="0.528cm" draw:caption-point-x="20.333cm" draw:caption-point-y="0.275cm">
              <dc:date>2020-11-06T00:00:00</dc:date>
              <text:p text:style-name="P1"><text:span text:style-name="T1">11 Imposto de Renda na Fonte.</text:span></text:p>
            </office:annotation>
            <text:p>Imposto de Renda<text:span text:style-name="T4">11</text:span></text:p>
          </table:table-cell>
          <table:table-cell table:style-name="ce1" office:value-type="string" calcext:value-type="string">
            <office:annotation draw:style-name="gr7" draw:text-style-name="P2" svg:width="8.076cm" svg:height="1.403cm" svg:x="32.572cm" svg:y="0.528cm" draw:caption-point-x="20.332cm" draw:caption-point-y="0.275cm">
              <dc:date>2020-11-06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8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8505" calcext:value-type="float">
            <text:p>8505</text:p>
          </table:table-cell>
          <table:table-cell office:value-type="string" calcext:value-type="string">
            <text:p>BRUNO GONDIM RODRIGU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TARARE</text:p>
          </table:table-cell>
          <table:table-cell table:style-name="ce6" office:value-type="float" office:value="30405.3" calcext:value-type="float">
            <text:p><text:s/>30.405,30 </text:p>
          </table:table-cell>
          <table:table-cell table:number-columns-repeated="2" table:style-name="ce6" office:value-type="float" office:value="0" calcext:value-type="float">
            <text:p><text:s/>- </text:p>
          </table:table-cell>
          <table:table-cell table:style-name="ce6" office:value-type="float" office:value="15202.65" calcext:value-type="float">
            <text:p><text:s/>15.202,65 </text:p>
          </table:table-cell>
          <table:table-cell table:number-columns-repeated="2" table:style-name="ce6" office:value-type="float" office:value="0" calcext:value-type="float">
            <text:p><text:s/>- </text:p>
          </table:table-cell>
          <table:table-cell table:style-name="ce6" office:value-type="float" office:value="7860.76" calcext:value-type="float">
            <text:p><text:s/>7.860,76 </text:p>
          </table:table-cell>
          <table:table-cell table:style-name="ce6" office:value-type="float" office:value="960" calcext:value-type="float">
            <text:p><text:s/>960,00 </text:p>
          </table:table-cell>
          <table:table-cell table:style-name="ce6" office:value-type="float" office:value="54428.71" calcext:value-type="float">
            <text:p><text:s/>54.428,71 </text:p>
          </table:table-cell>
          <table:table-cell table:style-name="ce6" office:value-type="float" office:value="6912.3" calcext:value-type="float">
            <text:p><text:s/>6.912,30 </text:p>
          </table:table-cell>
          <table:table-cell table:style-name="ce6" office:value-type="float" office:value="8368.9" calcext:value-type="float">
            <text:p><text:s/>8.368,90 </text:p>
          </table:table-cell>
          <table:table-cell table:style-name="ce6" office:value-type="float" office:value="0" calcext:value-type="float">
            <text:p><text:s/>- </text:p>
          </table:table-cell>
          <table:table-cell table:style-name="ce6" office:value-type="float" office:value="15281.2" calcext:value-type="float">
            <text:p><text:s/>15.281,20 </text:p>
          </table:table-cell>
          <table:table-cell table:style-name="ce6" office:value-type="float" office:value="39147.51" calcext:value-type="float">
            <text:p><text:s/>39.147,51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2/09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</text:span><text:span text:style-name="T3"> Remuneração do cargo efetivo - Vencimento, GAMPU, V.P.I., Adicionais de Qualificação, G.A.E. e G.A.S., além de outras desta naturez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1</text:span><text:span text:style-name="T3"> Imposto de Renda na Fonte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3" table:number-rows-repeated="27344">
          <table:table-cell table:style-name="ce3"/>
          <table:table-cell table:number-columns-repeated="1023"/>
        </table:table-row>
        <table:table-row table:style-name="ro3" table:number-rows-repeated="10212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8:08:59.756046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02:40.501000000</meta:creation-date>
    <dc:date>2021-02-04T08:09:49.350365992</dc:date>
    <meta:editing-duration>PT3M16S</meta:editing-duration>
    <meta:editing-cycles>4</meta:editing-cycles>
    <meta:generator>LibreOffice/6.4.4.2$Linux_X86_64 LibreOffice_project/40$Build-2</meta:generator>
    <meta:document-statistic meta:table-count="1" meta:cell-count="56" meta:object-count="0"/>
  </office:meta>
</office:document-meta>
</file>